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2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1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September 11, 1896</text:p>
      <text:p text:style-name="P4">Month<text:tab/><text:tab/><text:tab/><text:tab/><text:tab/><text:tab/>September</text:p>
      <text:p text:style-name="P4">Year<text:tab/><text:tab/><text:tab/><text:tab/><text:tab/><text:tab/>1896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My dear Dr Morais/</text:p>
      <text:p text:style-name="P2"><text:tab/>I am indeed grieved to hear of your/ illness. <text:s/>I fervently hope you are stronger, and that/ in these hot days you will not attempt your duties/ except on Kipur, for which I pray you will have strength./</text:p>
      <text:p text:style-name="P2"><text:tab/>My wife and I wish you many years yet/ for your good work./</text:p>
      <text:p text:style-name="P2"><text:tab/>It is better that you rest a day in time/ to be able to work better afterwards./</text:p>
      <text:p text:style-name="P2"><text:tab/>All your friends wish you would take/ more ease and let others do your lighter duties./</text:p>
      <text:p text:style-name="P2"><text:tab/><text:tab/>Again wishing you many years [Hebrew]/ Faithfully yours/ H. Pereira Mendes/</text:p>
      <text:p text:style-name="P2">11[/ inserted by author]9[/ inserted by author]96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5:31:36.78</meta:creation-date>
    <meta:document-statistic meta:table-count="0" meta:image-count="0" meta:object-count="0" meta:page-count="2" meta:paragraph-count="67" meta:word-count="268" meta:character-count="1836"/>
    <dc:date>2012-01-05T15:34:31.40</dc:date>
    <dc:creator>Penn Libraries</dc:creator>
    <meta:editing-duration>PT00H02M54S</meta:editing-duration>
    <meta:editing-cycles>1</meta:editing-cycles>
    <meta:generator>OpenOffice.org/3.2$Win32 OpenOffice.org_project/320m12$Build-9483</meta:generator>
  </office:meta>
</office:document-meta>
</file>